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4.0417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НИЯУ МИФ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Национальный исследовательский ядерный университет «МИФИ»</text:p>
          </table:table-cell>
          <table:table-cell office:value-type="string" calcext:value-type="string">
            <text:p>Не добавлены льготы для филиалов. Добавлен только ВсОШ</text:p>
          </table:table-cell>
          <table:table-cell office:value-type="string" calcext:value-type="string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кладные математика и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.03.02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FMR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3.01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.03.01</text:p>
          </table:table-cell>
          <table:table-cell office:value-type="string" calcext:value-type="string">
            <text:p>Приборостро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.03.03</text:p>
          </table:table-cell>
          <table:table-cell office:value-type="string" calcext:value-type="string">
            <text:p>Фотоника и оптоинформат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.03.05</text:p>
          </table:table-cell>
          <table:table-cell office:value-type="string" calcext:value-type="string">
            <text:p>Лазерная техника и лазерные технологи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4.03.01</text:p>
          </table:table-cell>
          <table:table-cell office:value-type="string" calcext:value-type="string">
            <text:p>Ядерные энергетика и тепло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Ядерные физика и технологи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5.03.04</text:p>
          </table:table-cell>
          <table:table-cell office:value-type="string" calcext:value-type="string">
            <text:p>Автоматизация технологических процессов и производств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.03.06</text:p>
          </table:table-cell>
          <table:table-cell office:value-type="string" calcext:value-type="string">
            <text:p>Мехатроника и робототехника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.03.02</text:p>
          </table:table-cell>
          <table:table-cell office:value-type="string" calcext:value-type="string">
            <text:p>Высокотехнологические плазменные и энергетические установки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2.03.01</text:p>
          </table:table-cell>
          <table:table-cell office:value-type="string" calcext:value-type="string">
            <text:p>Материаловедение и технологии материалов</text:p>
          </table:table-cell>
          <table:table-cell office:value-type="string" calcext:value-type="string">
            <text:p>MFC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03.03</text:p>
          </table:table-cell>
          <table:table-cell office:value-type="string" calcext:value-type="string">
            <text:p>Системный анализ и управлени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8.03.01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1.03.05</text:p>
          </table:table-cell>
          <table:table-cell office:value-type="string" calcext:value-type="string">
            <text:p>Международные отношения</text:p>
          </table:table-cell>
          <table:table-cell office:value-type="string" calcext:value-type="string">
            <text:p>HLOR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9.05.01</text:p>
          </table:table-cell>
          <table:table-cell office:value-type="string" calcext:value-type="string">
            <text:p>Применение и эксплуатация автоматизированных систем специального назначения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05.04</text:p>
          </table:table-cell>
          <table:table-cell office:value-type="string" calcext:value-type="string">
            <text:p>Информационно-аналитические системы безопасности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05.05</text:p>
          </table:table-cell>
          <table:table-cell office:value-type="string" calcext:value-type="string">
            <text:p>Безопасность информационных технологий в правоохранительной сфере</text:p>
          </table:table-cell>
          <table:table-cell office:value-type="string" calcext:value-type="string">
            <text:p>MFI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.05.01</text:p>
          </table:table-cell>
          <table:table-cell office:value-type="string" calcext:value-type="string">
            <text:p>Ядерные реакторы и материалы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4.05.02</text:p>
          </table:table-cell>
          <table:table-cell office:value-type="string" calcext:value-type="string">
            <text:p>Атомные станции: проектирование, эксплуатация и инжиниринг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4.05.04</text:p>
          </table:table-cell>
          <table:table-cell office:value-type="string" calcext:value-type="string">
            <text:p>Электроника и автоматика физических установок</text:p>
          </table:table-cell>
          <table:table-cell office:value-type="string" calcext:value-type="string">
            <text:p>MF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8.05.01</text:p>
          </table:table-cell>
          <table:table-cell office:value-type="string" calcext:value-type="string">
            <text:p>Экономическая безопасность</text:p>
          </table:table-cell>
          <table:table-cell office:value-type="string" calcext:value-type="string">
            <text:p>MOI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 -38.03.01 -38.03.05 -38.05.01 -41.03.0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1 +03.03.02 +09.03.01 +09.03.04 +09.05.01 +10.03.01 +11.03.04 +12.03.01 +12.03.03 +12.03.04 +12.03.05 +14.03.02 +14.05.01 +14.05.02 +14.05.04 +15.03.04 +15.03.06 +16.03.02 +22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1.03.02 +09.03.01 +09.03.04 +09.05.01 +10.03.01 +10.05.04 +10.05.05 +15.03.04 +27.03.03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03.03.02 +04.03.01 +04.03.02 +06.03.01 +12.03.0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27.03.03 +38.03.01 +38.03.05 +38.05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+41.03.05 +38.05.01 +38.03.01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CB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«Финатлон для старшеклассников» - Всероссийская олимпиада по финансовой грамотности, устойчивому развитию и защите прав потребителей финансовых услуг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22.0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коведе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восточные язы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 и управле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 +09.03.01 +09.03.04 +09.05.01 +10.03.01 +10.05.04 +10.05.05 +12.03.01 +15.03.04 +15.03.06 +11.03.04 +12.03.03 +12.03.04 +12.03.05 +27.03.03 +38.03.01 +38.03.02 +38.03.05 +38.05.01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Высшая проба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олимпиада школьников «Миссия выполнима. Твое призвание – финансист!»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Всероссийская Толст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экономическая олимпиада школьников имени Н.Д. Кондратьева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«Юниор»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22.0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 +09.03.01 +09.03.04 +09.05.01 +10.03.01 +10.05.04 +10.05.05 +12.03.01 +15.03.04 +15.03.06 +38.03.05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ерценовская олимпиада школьников</text:p>
          </table:table-cell>
          <table:table-cell office:value-type="string" calcext:value-type="string">
            <text:p>иностранные язы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исциплинарная олимпиада школьников имени В.И. Вернадского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5 +38.05.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«Изумруд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по праву «ФЕМИДА»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22.0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01.03.02 -09.03.01 -09.03.04 -09.05.01 -10.03.01 -10.05.04 -10.05.05 -38.03.01 -38.03.02 -38.03.05 -38.05.01 -41.03.05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 +09.03.01 +09.03.04 +09.05.01 +10.03.01 +10.05.04 +10.05.05 +38.03.01 +38.03.02 +38.03.05 +38.05.01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«Будущие исследователи - будущее науки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«Евразийская лингвистическая олимпиада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«Казанский (Приволжский) федеральный университет»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«Звезда»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22.0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вероятность и статис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 +09.03.01 +09.03.04 +09.05.01 +10.03.01 +10.05.04 +10.05.05 +12.03.01 +15.03.04 +15.03.06 +38.03.05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01.03.02 +09.03.01 +09.03.04 +09.05.01 +10.03.01 +10.05.04 +10.05.05 +12.03.01 +15.03.04 +15.03.06 +38.03.01 +38.03.02 +38.03.05 +38.05.01 +11.03.04 +12.03.03 +12.03.04 +12.03.05 +27.03.0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щероссийская олимпиада школьников «Основы православной культуры»</text:p>
          </table:table-cell>
          <table:table-cell office:value-type="string" calcext:value-type="string">
            <text:p>основы православной культур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Объединённая международная математическая олимпиада «Формула Единства» / «Третье тысячелетие»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41.03.0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ённая международная математическая олимпиада «Формула Единства» / «Третье тысячелетие»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+38.03.01 +38.03.02 +38.03.05 +38.05.01 +41.03.0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Океан знаний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IF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«Национальная технологическая олимпиада»</text:p>
          </table:table-cell>
          <table:table-cell office:value-type="string" calcext:value-type="string">
            <text:p>ядерные технологи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I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41.03.05 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 -38.03.01 -38.03.02 -38.03.05 -38.05.01 -41.03.0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МГИМО МИД России для школьников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+41.03.05 +38.03.01 +38.03.02 +38.03.05 +38.05.01</text:p>
          </table:table-cell>
          <table:table-cell office:value-type="string" calcext:value-type="string">
            <text:p>HO</text:p>
          </table:table-cell>
        </table:table-row>
        <table:table-row table:style-name="ro1" table:number-rows-repeated="104839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0:25:26.428361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19T11:38:11.187135222</dc:date>
    <meta:editing-duration>PT18M8S</meta:editing-duration>
    <meta:editing-cycles>4</meta:editing-cycles>
    <meta:generator>LibreOffice/24.8.4.2$Linux_X86_64 LibreOffice_project/480$Build-2</meta:generator>
    <meta:document-statistic meta:table-count="1" meta:cell-count="1046" meta:object-count="0"/>
  </office:meta>
</office:document-meta>
</file>